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2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0.59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dddddd" fo:border="0.06pt solid #000000"/>
    </style:style>
    <style:style style:name="ce7" style:family="table-cell" style:parent-style-name="Default" style:data-style-name="N2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9.51pt" svg:height="366.66pt" svg:x="676.66pt" svg:y="214.92pt">
            <loext:p draw:notify-on-update-of-ranges="Sheet1.L5:Sheet1.L5 Sheet1.M5:Sheet1.Q5 Sheet1.L6:Sheet1.L6 Sheet1.M6:Sheet1.Q6 Sheet1.L7:Sheet1.L7 Sheet1.M7:Sheet1.Q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15.27pt" svg:height="424.49pt" svg:x="675.5pt" svg:y="598.05pt">
            <loext:p draw:notify-on-update-of-ranges="Sheet1.E4:Sheet1.E4 Sheet1.F4:Sheet1.J4 Sheet1.E5:Sheet1.E5 Sheet1.F5:Sheet1.J5 Sheet1.E6:Sheet1.E6 Sheet1.F6:Sheet1.J6 Sheet1.E7:Sheet1.E7 Sheet1.F7:Sheet1.J7 Sheet1.E8:Sheet1.E8 Sheet1.F8:Sheet1.J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12.91pt" svg:height="424.66pt" svg:x="668.49pt" svg:y="1050.18pt">
            <loext:p draw:notify-on-update-of-ranges="Sheet1.A17:Sheet1.A17 Sheet1.B17:Sheet1.F17 Sheet1.A18:Sheet1.A18 Sheet1.B18:Sheet1.F18 Sheet1.A19:Sheet1.A19 Sheet1.B19:Sheet1.F19 Sheet1.A20:Sheet1.A20 Sheet1.B20:Sheet1.F20 Sheet1.A21:Sheet1.A21 Sheet1.B21:Sheet1.F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2"/>
        <table:table-column table:style-name="co4" table:default-cell-style-name="ce6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Rekordy generowane losowo</text:p>
          </table:table-cell>
          <table:table-cell table:number-columns-repeated="3"/>
          <table:table-cell table:style-name="ce8" office:value-type="string" calcext:value-type="string">
            <text:p>b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czba rekordów oznaczana jako N</text:p>
          </table:table-cell>
          <table:table-cell table:number-columns-repeated="3"/>
          <table:table-cell table:style-name="ce8" office:value-type="string" calcext:value-type="string">
            <text:p>r teoria</text:p>
          </table:table-cell>
          <table:table-cell table:style-name="Default" table:formula="of:=[.F4]/2" office:value-type="float" office:value="50" calcext:value-type="float">
            <text:p>50</text:p>
          </table:table-cell>
          <table:table-cell table:formula="of:=[.G4]/2" office:value-type="float" office:value="5000" calcext:value-type="float">
            <text:p>5000</text:p>
          </table:table-cell>
          <table:table-cell table:formula="of:=[.H4]/2" office:value-type="float" office:value="25000" calcext:value-type="float">
            <text:p>25000</text:p>
          </table:table-cell>
          <table:table-cell table:formula="of:=[.I4]/2" office:value-type="float" office:value="500000" calcext:value-type="float">
            <text:p>500000</text:p>
          </table:table-cell>
          <table:table-cell table:formula="of:=[.J4]/2" office:value-type="float" office:value="2500000" calcext:value-type="float">
            <text:p>250000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8" office:value-type="string" calcext:value-type="string">
            <text:p>r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5039" calcext:value-type="float">
            <text:p>5039</text:p>
          </table:table-cell>
          <table:table-cell office:value-type="float" office:value="25053" calcext:value-type="float">
            <text:p>25053</text:p>
          </table:table-cell>
          <table:table-cell office:value-type="float" office:value="500342" calcext:value-type="float">
            <text:p>500342</text:p>
          </table:table-cell>
          <table:table-cell office:value-type="float" office:value="2499126" calcext:value-type="float">
            <text:p>2499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zmiar bufora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50000" calcext:value-type="float">
            <text:p>5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5" office:value-type="float" office:value="5000000" calcext:value-type="float">
            <text:p>5000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miar jednego rekordu </text:p>
          </table:table-cell>
          <table:table-cell table:style-name="ce4" office:value-type="string" calcext:value-type="string">
            <text:p>24B</text:p>
          </table:table-cell>
          <table:table-cell table:number-columns-repeated="2"/>
          <table:table-cell office:value-type="string" calcext:value-type="string">
            <text:p>odczytów dyskowych teoria</text:p>
          </table:table-cell>
          <table:table-cell table:formula="of:=LOG([.F2];2)*1.04*[.F4]/[.$F$1]" office:value-type="float" office:value="19.5653681245524" calcext:value-type="float">
            <text:p>19.57</text:p>
          </table:table-cell>
          <table:table-cell table:style-name="ce6" table:formula="of:=LOG([.G2];2)*1.04*[.G4]/[.$F$1]" office:value-type="float" office:value="4259.74029157714" calcext:value-type="float">
            <text:p>4259.74</text:p>
          </table:table-cell>
          <table:table-cell table:style-name="ce6" table:formula="of:=LOG([.H2];2)*1.04*[.H4]/[.$F$1]" office:value-type="float" office:value="25323.3768223571" calcext:value-type="float">
            <text:p>25323.38</text:p>
          </table:table-cell>
          <table:table-cell table:style-name="ce6" table:formula="of:=LOG([.I2];2)*1.04*[.I4]/[.$F$1]" office:value-type="float" office:value="656294.377069905" calcext:value-type="float">
            <text:p>656294.38</text:p>
          </table:table-cell>
          <table:table-cell table:style-name="ce6" table:formula="of:=LOG([.J2];2)*1.04*[.J4]/[.$F$1]" office:value-type="float" office:value="3683939.42179667" calcext:value-type="float">
            <text:p>3683939.42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50000" calcext:value-type="float">
            <text:p>5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5" office:value-type="float" office:value="5000000" calcext:value-type="float">
            <text:p>5000000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odczytów dyskowych</text:p>
          </table:table-cell>
          <table:table-cell table:style-name="ce7" office:value-type="float" office:value="25" calcext:value-type="float">
            <text:p>25.00</text:p>
          </table:table-cell>
          <table:table-cell table:style-name="ce7" office:value-type="float" office:value="4371" calcext:value-type="float">
            <text:p>4371.00</text:p>
          </table:table-cell>
          <table:table-cell table:style-name="ce7" office:value-type="float" office:value="25508" calcext:value-type="float">
            <text:p>25508.00</text:p>
          </table:table-cell>
          <table:table-cell table:style-name="ce7" office:value-type="float" office:value="657207" calcext:value-type="float">
            <text:p>657207.00</text:p>
          </table:table-cell>
          <table:table-cell table:style-name="ce7" office:value-type="float" office:value="3748044" calcext:value-type="float">
            <text:p>3748044.00</text:p>
          </table:table-cell>
          <table:table-cell/>
          <table:table-cell table:style-name="ce2" office:value-type="string" calcext:value-type="string">
            <text:p>faz teoria</text:p>
          </table:table-cell>
          <table:table-cell table:style-name="ce9" table:formula="of:=LOG([.F$2];2)*1.45" office:value-type="float" office:value="8.18359147517335" calcext:value-type="float">
            <text:p>8.1835914752</text:p>
          </table:table-cell>
          <table:table-cell table:style-name="ce9" table:formula="of:=LOG([.G$2];2)*1.45" office:value-type="float" office:value="17.8171829503467" calcext:value-type="float">
            <text:p>17.8171829503</text:p>
          </table:table-cell>
          <table:table-cell table:style-name="ce9" table:formula="of:=LOG([.H$2];2)*1.45" office:value-type="float" office:value="21.1839786879334" calcext:value-type="float">
            <text:p>21.1839786879</text:p>
          </table:table-cell>
          <table:table-cell table:style-name="ce9" table:formula="of:=LOG([.I$2];2)*1.45" office:value-type="float" office:value="27.45077442552" calcext:value-type="float">
            <text:p>27.4507744255</text:p>
          </table:table-cell>
          <table:table-cell table:style-name="ce9" table:formula="of:=LOG([.J$2];2)*1.45" office:value-type="float" office:value="30.8175701631067" calcext:value-type="float">
            <text:p>30.8175701631</text:p>
          </table:table-cell>
        </table:table-row>
        <table:table-row table:style-name="ro2">
          <table:table-cell office:value-type="string" calcext:value-type="string">
            <text:p>liczba taś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zapisów <text:s/>dyskowych teoria</text:p>
          </table:table-cell>
          <table:table-cell table:formula="of:==(LOG([.F2];2)*1.04+1)*[.F4]/[.$F$1]" office:value-type="float" office:value="22.8987014578857" calcext:value-type="float">
            <text:p>22.90</text:p>
          </table:table-cell>
          <table:table-cell table:style-name="ce6" table:formula="of:==(LOG([.G2];2)*1.04+1)*[.G4]/[.$F$1]" office:value-type="float" office:value="4593.07362491048" calcext:value-type="float">
            <text:p>4593.07</text:p>
          </table:table-cell>
          <table:table-cell table:style-name="ce6" table:formula="of:==(LOG([.H2];2)*1.04+1)*[.H4]/[.$F$1]" office:value-type="float" office:value="26990.0434890238" calcext:value-type="float">
            <text:p>26990.04</text:p>
          </table:table-cell>
          <table:table-cell table:style-name="ce6" table:formula="of:==(LOG([.I2];2)*1.04+1)*[.I4]/[.$F$1]" office:value-type="float" office:value="689627.710403238" calcext:value-type="float">
            <text:p>689627.71</text:p>
          </table:table-cell>
          <table:table-cell table:style-name="ce6" table:formula="of:==(LOG([.J2];2)*1.04+1)*[.J4]/[.$F$1]" office:value-type="float" office:value="3850606.08846333" calcext:value-type="float">
            <text:p>3850606.09</text:p>
          </table:table-cell>
          <table:table-cell/>
          <table:table-cell table:style-name="ce3" office:value-type="string" calcext:value-type="string">
            <text:p>faz 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1" calcext:value-type="float">
            <text:p>31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zapisów dyskowych</text:p>
          </table:table-cell>
          <table:table-cell table:style-name="ce7" office:value-type="float" office:value="28" calcext:value-type="float">
            <text:p>28.00</text:p>
          </table:table-cell>
          <table:table-cell table:style-name="ce7" office:value-type="float" office:value="4704" calcext:value-type="float">
            <text:p>4704.00</text:p>
          </table:table-cell>
          <table:table-cell table:style-name="ce7" office:value-type="float" office:value="27174" calcext:value-type="float">
            <text:p>27174.00</text:p>
          </table:table-cell>
          <table:table-cell table:style-name="ce7" office:value-type="float" office:value="690540" calcext:value-type="float">
            <text:p>690540.00</text:p>
          </table:table-cell>
          <table:table-cell table:style-name="ce7" office:value-type="float" office:value="3914710" calcext:value-type="float">
            <text:p>3914710.00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odczytów rekordów teoria</text:p>
          </table:table-cell>
          <table:table-cell table:formula="of:=LOG([.F2];2)*1.04*[.F4]" office:value-type="float" office:value="586.961043736571" calcext:value-type="float">
            <text:p>586.96</text:p>
          </table:table-cell>
          <table:table-cell table:style-name="ce6" table:formula="of:=LOG([.G2];2)*1.04*[.G4]" office:value-type="float" office:value="127792.208747314" calcext:value-type="float">
            <text:p>127792.21</text:p>
          </table:table-cell>
          <table:table-cell table:style-name="ce6" table:formula="of:=LOG([.H2];2)*1.04*[.H4]" office:value-type="float" office:value="759701.304670714" calcext:value-type="float">
            <text:p>759701.30</text:p>
          </table:table-cell>
          <table:table-cell table:style-name="ce6" table:formula="of:=LOG([.I2];2)*1.04*[.I4]" office:value-type="float" office:value="19688831.3120971" calcext:value-type="float">
            <text:p>19688831.31</text:p>
          </table:table-cell>
          <table:table-cell table:style-name="ce6" table:formula="of:=LOG([.J2];2)*1.04*[.J4]" office:value-type="float" office:value="110518182.6539" calcext:value-type="float">
            <text:p>110518182.65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3" office:value-type="string" calcext:value-type="string">
            <text:p>odczytów rekordów</text:p>
          </table:table-cell>
          <table:table-cell table:style-name="ce7" office:value-type="float" office:value="594" calcext:value-type="float">
            <text:p>594.00</text:p>
          </table:table-cell>
          <table:table-cell table:style-name="ce7" office:value-type="float" office:value="130867" calcext:value-type="float">
            <text:p>130867.00</text:p>
          </table:table-cell>
          <table:table-cell table:style-name="ce7" office:value-type="float" office:value="764969" calcext:value-type="float">
            <text:p>764969.00</text:p>
          </table:table-cell>
          <table:table-cell table:style-name="ce7" table:formula="of:=19715786" office:value-type="float" office:value="19715786" calcext:value-type="float">
            <text:p>19715786.00</text:p>
          </table:table-cell>
          <table:table-cell table:style-name="ce7" office:value-type="float" office:value="112440869" calcext:value-type="float">
            <text:p>112440869.00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zapisów rekordów teoria</text:p>
          </table:table-cell>
          <table:table-cell table:formula="of:=(LOG([.F2];2)*1.04+1)*[.F4]" office:value-type="float" office:value="686.961043736571" calcext:value-type="float">
            <text:p>686.96</text:p>
          </table:table-cell>
          <table:table-cell table:style-name="ce6" table:formula="of:=(LOG([.G2];2)*1.04+1)*[.G4]" office:value-type="float" office:value="137792.208747314" calcext:value-type="float">
            <text:p>137792.21</text:p>
          </table:table-cell>
          <table:table-cell table:style-name="ce6" table:formula="of:=(LOG([.H2];2)*1.04+1)*[.H4]" office:value-type="float" office:value="809701.304670714" calcext:value-type="float">
            <text:p>809701.30</text:p>
          </table:table-cell>
          <table:table-cell table:style-name="ce6" table:formula="of:=(LOG([.I2];2)*1.04+1)*[.I4]" office:value-type="float" office:value="20688831.3120971" calcext:value-type="float">
            <text:p>20688831.31</text:p>
          </table:table-cell>
          <table:table-cell table:style-name="ce6" table:formula="of:=(LOG([.J2];2)*1.04+1)*[.J4]" office:value-type="float" office:value="115518182.6539" calcext:value-type="float">
            <text:p>115518182.65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3" office:value-type="string" calcext:value-type="string">
            <text:p>zapisów rekordów</text:p>
          </table:table-cell>
          <table:table-cell table:style-name="ce7" office:value-type="float" office:value="685" calcext:value-type="float">
            <text:p>685.00</text:p>
          </table:table-cell>
          <table:table-cell table:style-name="ce7" office:value-type="float" office:value="140848" calcext:value-type="float">
            <text:p>140848.00</text:p>
          </table:table-cell>
          <table:table-cell table:style-name="ce7" office:value-type="float" office:value="814947" calcext:value-type="float">
            <text:p>814947.00</text:p>
          </table:table-cell>
          <table:table-cell table:style-name="ce7" office:value-type="float" office:value="20715758" calcext:value-type="float">
            <text:p>20715758.00</text:p>
          </table:table-cell>
          <table:table-cell table:style-name="ce7" office:value-type="float" office:value="117440837" calcext:value-type="float">
            <text:p>117440837.00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faz teoria</text:p>
          </table:table-cell>
          <table:table-cell table:formula="of:=LOG([.F$2];2)*1.45" office:value-type="float" office:value="8.18359147517335" calcext:value-type="float">
            <text:p>8.18</text:p>
          </table:table-cell>
          <table:table-cell table:style-name="ce6" table:formula="of:=LOG([.G$2];2)*1.45" office:value-type="float" office:value="17.8171829503467" calcext:value-type="float">
            <text:p>17.82</text:p>
          </table:table-cell>
          <table:table-cell table:style-name="ce6" table:formula="of:=LOG([.H$2];2)*1.45" office:value-type="float" office:value="21.1839786879334" calcext:value-type="float">
            <text:p>21.18</text:p>
          </table:table-cell>
          <table:table-cell table:style-name="ce6" table:formula="of:=LOG([.I$2];2)*1.45" office:value-type="float" office:value="27.45077442552" calcext:value-type="float">
            <text:p>27.45</text:p>
          </table:table-cell>
          <table:table-cell table:style-name="ce6" table:formula="of:=LOG([.J$2];2)*1.45" office:value-type="float" office:value="30.8175701631067" calcext:value-type="float">
            <text:p>30.8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3" office:value-type="string" calcext:value-type="string">
            <text:p>faz </text:p>
          </table:table-cell>
          <table:table-cell table:style-name="ce7" office:value-type="float" office:value="8" calcext:value-type="float">
            <text:p>8.00</text:p>
          </table:table-cell>
          <table:table-cell table:style-name="ce7" office:value-type="float" office:value="18" calcext:value-type="float">
            <text:p>18.00</text:p>
          </table:table-cell>
          <table:table-cell table:style-name="ce7" office:value-type="float" office:value="21" calcext:value-type="float">
            <text:p>21.00</text:p>
          </table:table-cell>
          <table:table-cell table:style-name="ce7" office:value-type="float" office:value="27" calcext:value-type="float">
            <text:p>27.00</text:p>
          </table:table-cell>
          <table:table-cell table:style-name="ce7" office:value-type="float" office:value="31" calcext:value-type="float">
            <text:p>31.00</text:p>
          </table:table-cell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50000" calcext:value-type="float">
            <text:p>5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5" office:value-type="float" office:value="5000000" calcext:value-type="float">
            <text:p>5000000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odczytów rekordów teoria</text:p>
          </table:table-cell>
          <table:table-cell table:style-name="ce6" table:formula="of:=LOG([.F2];2)*1.04*[.F4]" office:value-type="float" office:value="586.961043736571" calcext:value-type="float">
            <text:p>586.96</text:p>
          </table:table-cell>
          <table:table-cell table:style-name="ce6" table:formula="of:=LOG([.G2];2)*1.04*[.G4]" office:value-type="float" office:value="127792.208747314" calcext:value-type="float">
            <text:p>127792.21</text:p>
          </table:table-cell>
          <table:table-cell table:style-name="ce6" table:formula="of:=LOG([.H2];2)*1.04*[.H4]" office:value-type="float" office:value="759701.304670714" calcext:value-type="float">
            <text:p>759701.30</text:p>
          </table:table-cell>
          <table:table-cell table:style-name="ce6" table:formula="of:=LOG([.I2];2)*1.04*[.I4]" office:value-type="float" office:value="19688831.3120971" calcext:value-type="float">
            <text:p>19688831.31</text:p>
          </table:table-cell>
          <table:table-cell table:formula="of:=LOG([.J2];2)*1.04*[.J4]" office:value-type="float" office:value="110518182.6539" calcext:value-type="float">
            <text:p>110518182.65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odczytów rekordów</text:p>
          </table:table-cell>
          <table:table-cell table:style-name="ce7" office:value-type="float" office:value="594" calcext:value-type="float">
            <text:p>594.00</text:p>
          </table:table-cell>
          <table:table-cell table:style-name="ce7" office:value-type="float" office:value="130867" calcext:value-type="float">
            <text:p>130867.00</text:p>
          </table:table-cell>
          <table:table-cell table:style-name="ce7" office:value-type="float" office:value="764969" calcext:value-type="float">
            <text:p>764969.00</text:p>
          </table:table-cell>
          <table:table-cell table:style-name="ce7" table:formula="of:=19715786" office:value-type="float" office:value="19715786" calcext:value-type="float">
            <text:p>19715786.00</text:p>
          </table:table-cell>
          <table:table-cell table:style-name="ce7" office:value-type="float" office:value="112440869" calcext:value-type="float">
            <text:p>112440869.00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zapisów rekordów teoria</text:p>
          </table:table-cell>
          <table:table-cell table:style-name="ce6" table:formula="of:=(LOG([.F2];2)*1.04+1)*[.F4]" office:value-type="float" office:value="686.961043736571" calcext:value-type="float">
            <text:p>686.96</text:p>
          </table:table-cell>
          <table:table-cell table:style-name="ce6" table:formula="of:=(LOG([.G2];2)*1.04+1)*[.G4]" office:value-type="float" office:value="137792.208747314" calcext:value-type="float">
            <text:p>137792.21</text:p>
          </table:table-cell>
          <table:table-cell table:style-name="ce6" table:formula="of:=(LOG([.H2];2)*1.04+1)*[.H4]" office:value-type="float" office:value="809701.304670714" calcext:value-type="float">
            <text:p>809701.30</text:p>
          </table:table-cell>
          <table:table-cell table:style-name="ce6" table:formula="of:=(LOG([.I2];2)*1.04+1)*[.I4]" office:value-type="float" office:value="20688831.3120971" calcext:value-type="float">
            <text:p>20688831.31</text:p>
          </table:table-cell>
          <table:table-cell table:formula="of:=(LOG([.J2];2)*1.04+1)*[.J4]" office:value-type="float" office:value="115518182.6539" calcext:value-type="float">
            <text:p>115518182.65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zapisów rekordów</text:p>
          </table:table-cell>
          <table:table-cell table:style-name="ce7" office:value-type="float" office:value="685" calcext:value-type="float">
            <text:p>685.00</text:p>
          </table:table-cell>
          <table:table-cell table:style-name="ce7" office:value-type="float" office:value="140848" calcext:value-type="float">
            <text:p>140848.00</text:p>
          </table:table-cell>
          <table:table-cell table:style-name="ce7" office:value-type="float" office:value="814947" calcext:value-type="float">
            <text:p>814947.00</text:p>
          </table:table-cell>
          <table:table-cell table:style-name="ce7" office:value-type="float" office:value="20715758" calcext:value-type="float">
            <text:p>20715758.00</text:p>
          </table:table-cell>
          <table:table-cell table:style-name="ce7" office:value-type="float" office:value="117440837" calcext:value-type="float">
            <text:p>117440837.0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00/00/0000</text:date>, <text:time style:data-style-name="N2" text:time-value="20:32:53.208085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9:51:04.830225323</meta:creation-date>
    <dc:date>2019-10-16T22:29:41.277932771</dc:date>
    <meta:editing-duration>PT35M48S</meta:editing-duration>
    <meta:editing-cycles>10</meta:editing-cycles>
    <meta:generator>LibreOffice/5.1.6.2$Linux_X86_64 LibreOffice_project/10m0$Build-2</meta:generator>
    <meta:document-statistic meta:table-count="1" meta:cell-count="1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1cm" svg:height="12.936cm" xlink:href=".." xlink:type="simple" chart:class="chart:line" chart:style-name="ch1">
        <chart:title svg:x="10.642cm" svg:y="0.394cm" chart:style-name="ch2">
          <text:p>Liczba faz</text:p>
        </chart:title>
        <chart:legend svg:x="19.797cm" svg:y="10.426cm" style:legend-expansion="custom" chartooo:width="4.009cm" chartooo:height="1.577cm" style:legend-expansion-aspect-ratio="2.5421686746988" chart:style-name="ch3"/>
        <chart:plot-area chart:style-name="ch4" table:cell-range-address="Sheet1.L5:Sheet1.Q7" chart:data-source-has-labels="both" svg:x="2.761cm" svg:y="1.965cm" svg:width="21.77cm" svg:height="9.196cm">
          <chartooo:coordinate-region svg:x="3.382cm" svg:y="2.165cm" svg:width="20.499cm" svg:height="8.349cm"/>
          <chart:axis chart:dimension="x" chart:name="primary-x" chart:style-name="ch5" chartooo:axis-type="auto">
            <chartooo:date-scale/>
            <chart:title svg:x="13.307cm" svg:y="11.419cm" chart:style-name="ch6">
              <text:p>N</text:p>
            </chart:title>
            <chart:categories table:cell-range-address="Sheet1.M5:Sheet1.Q5"/>
          </chart:axis>
          <chart:axis chart:dimension="y" chart:name="primary-y" chart:style-name="ch7">
            <chart:title svg:x="0.451cm" svg:y="7.299cm" chart:style-name="ch8">
              <text:p>ilośc
 faz</text:p>
            </chart:title>
            <chart:grid chart:style-name="ch9" chart:class="major"/>
          </chart:axis>
          <chart:series chart:style-name="ch10" chart:values-cell-range-address="Sheet1.M6:Sheet1.Q6" chart:label-cell-address="Sheet1.L6:Sheet1.L6" chart:class="chart:line">
            <chart:data-point chart:repeated="5"/>
          </chart:series>
          <chart:series chart:style-name="ch11" chart:values-cell-range-address="Sheet1.M7:Sheet1.Q7" chart:label-cell-address="Sheet1.L7:Sheet1.L7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M5:Sheet1.Q5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faz teoria</text:p>
                <draw:g>
                  <svg:desc>Sheet1.L6:Sheet1.L6</svg:desc>
                </draw:g>
              </table:table-cell>
              <table:table-cell office:value-type="float" office:value="8.18359147517335">
                <text:p>8.18359147517335</text:p>
                <draw:g>
                  <svg:desc>Sheet1.M6:Sheet1.Q6</svg:desc>
                </draw:g>
              </table:table-cell>
              <table:table-cell office:value-type="float" office:value="17.8171829503467">
                <text:p>17.8171829503467</text:p>
              </table:table-cell>
              <table:table-cell office:value-type="float" office:value="21.1839786879334">
                <text:p>21.1839786879334</text:p>
              </table:table-cell>
              <table:table-cell office:value-type="float" office:value="27.45077442552">
                <text:p>27.45077442552</text:p>
              </table:table-cell>
              <table:table-cell office:value-type="float" office:value="30.8175701631067">
                <text:p>30.8175701631067</text:p>
              </table:table-cell>
            </table:table-row>
            <table:table-row>
              <table:table-cell office:value-type="string">
                <text:p>faz </text:p>
                <draw:g>
                  <svg:desc>Sheet1.L7:Sheet1.L7</svg:desc>
                </draw:g>
              </table:table-cell>
              <table:table-cell office:value-type="float" office:value="8">
                <text:p>8</text:p>
                <draw:g>
                  <svg:desc>Sheet1.M7:Sheet1.Q7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234cm" svg:height="14.976cm" xlink:href=".." xlink:type="simple" chart:class="chart:line" chart:style-name="ch1">
        <chart:title svg:x="7.226cm" svg:y="0cm" chart:style-name="ch2">
          <text:p>Odczytów\Zapisów dyskowych</text:p>
        </chart:title>
        <chart:legend svg:x="14.422cm" svg:y="9.687cm" style:legend-expansion="custom" chartooo:width="8.463cm" chartooo:height="3.48cm" style:legend-expansion-aspect-ratio="2.43189655172414" chart:style-name="ch3"/>
        <chart:plot-area chart:style-name="ch4" table:cell-range-address="Sheet1.E4:Sheet1.J8" chart:data-source-has-labels="both" svg:x="1.497cm" svg:y="1.519cm" svg:width="22.249cm" svg:height="12.435cm">
          <chartooo:coordinate-region svg:x="3.706cm" svg:y="1.718cm" svg:width="19.39cm" svg:height="11.589cm"/>
          <chart:axis chart:dimension="x" chart:name="primary-x" chart:style-name="ch5" chartooo:axis-type="auto">
            <chartooo:date-scale/>
            <chart:title svg:x="12.282cm" svg:y="13.88cm" chart:style-name="ch6">
              <text:p>N</text:p>
            </chart:title>
            <chart:categories table:cell-range-address="Sheet1.F4:Sheet1.J4"/>
          </chart:axis>
          <chart:axis chart:dimension="y" chart:name="primary-y" chart:style-name="ch7">
            <chart:title svg:x="0.4cm" svg:y="11.565cm" chart:style-name="ch8">
              <text:p>liczba operacji dyskowych</text:p>
            </chart:title>
            <chart:grid chart:style-name="ch9" chart:class="major"/>
          </chart:axis>
          <chart:series chart:style-name="ch10" chart:values-cell-range-address="Sheet1.F5:Sheet1.J5" chart:label-cell-address="Sheet1.E5:Sheet1.E5" chart:class="chart:line">
            <chart:data-point chart:repeated="5"/>
          </chart:series>
          <chart:series chart:style-name="ch11" chart:values-cell-range-address="Sheet1.F6:Sheet1.J6" chart:label-cell-address="Sheet1.E6:Sheet1.E6" chart:class="chart:line">
            <chart:data-point chart:repeated="5"/>
          </chart:series>
          <chart:series chart:style-name="ch12" chart:values-cell-range-address="Sheet1.F7:Sheet1.J7" chart:label-cell-address="Sheet1.E7:Sheet1.E7" chart:class="chart:line">
            <chart:data-point chart:repeated="5"/>
          </chart:series>
          <chart:series chart:style-name="ch13" chart:values-cell-range-address="Sheet1.F8:Sheet1.J8" chart:label-cell-address="Sheet1.E8:Sheet1.E8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F4:Sheet1.J4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odczytów dyskowych teoria</text:p>
                <draw:g>
                  <svg:desc>Sheet1.E5:Sheet1.E5</svg:desc>
                </draw:g>
              </table:table-cell>
              <table:table-cell office:value-type="float" office:value="19.5653681245524">
                <text:p>19.5653681245524</text:p>
                <draw:g>
                  <svg:desc>Sheet1.F5:Sheet1.J5</svg:desc>
                </draw:g>
              </table:table-cell>
              <table:table-cell office:value-type="float" office:value="4259.74029157714">
                <text:p>4259.74029157714</text:p>
              </table:table-cell>
              <table:table-cell office:value-type="float" office:value="25323.3768223571">
                <text:p>25323.3768223571</text:p>
              </table:table-cell>
              <table:table-cell office:value-type="float" office:value="656294.377069905">
                <text:p>656294.377069905</text:p>
              </table:table-cell>
              <table:table-cell office:value-type="float" office:value="3683939.42179667">
                <text:p>3683939.42179667</text:p>
              </table:table-cell>
            </table:table-row>
            <table:table-row>
              <table:table-cell office:value-type="string">
                <text:p>odczytów dyskowych</text:p>
                <draw:g>
                  <svg:desc>Sheet1.E6:Sheet1.E6</svg:desc>
                </draw:g>
              </table:table-cell>
              <table:table-cell office:value-type="float" office:value="25">
                <text:p>25</text:p>
                <draw:g>
                  <svg:desc>Sheet1.F6:Sheet1.J6</svg:desc>
                </draw:g>
              </table:table-cell>
              <table:table-cell office:value-type="float" office:value="4371">
                <text:p>4371</text:p>
              </table:table-cell>
              <table:table-cell office:value-type="float" office:value="25508">
                <text:p>25508</text:p>
              </table:table-cell>
              <table:table-cell office:value-type="float" office:value="657207">
                <text:p>657207</text:p>
              </table:table-cell>
              <table:table-cell office:value-type="float" office:value="3748044">
                <text:p>3748044</text:p>
              </table:table-cell>
            </table:table-row>
            <table:table-row>
              <table:table-cell office:value-type="string">
                <text:p>zapisów  dyskowych teoria</text:p>
                <draw:g>
                  <svg:desc>Sheet1.E7:Sheet1.E7</svg:desc>
                </draw:g>
              </table:table-cell>
              <table:table-cell office:value-type="float" office:value="22.8987014578857">
                <text:p>22.8987014578857</text:p>
                <draw:g>
                  <svg:desc>Sheet1.F7:Sheet1.J7</svg:desc>
                </draw:g>
              </table:table-cell>
              <table:table-cell office:value-type="float" office:value="4593.07362491048">
                <text:p>4593.07362491048</text:p>
              </table:table-cell>
              <table:table-cell office:value-type="float" office:value="26990.0434890238">
                <text:p>26990.0434890238</text:p>
              </table:table-cell>
              <table:table-cell office:value-type="float" office:value="689627.710403238">
                <text:p>689627.710403238</text:p>
              </table:table-cell>
              <table:table-cell office:value-type="float" office:value="3850606.08846333">
                <text:p>3850606.08846333</text:p>
              </table:table-cell>
            </table:table-row>
            <table:table-row>
              <table:table-cell office:value-type="string">
                <text:p>zapisów dyskowych</text:p>
                <draw:g>
                  <svg:desc>Sheet1.E8:Sheet1.E8</svg:desc>
                </draw:g>
              </table:table-cell>
              <table:table-cell office:value-type="float" office:value="28">
                <text:p>28</text:p>
                <draw:g>
                  <svg:desc>Sheet1.F8:Sheet1.J8</svg:desc>
                </draw:g>
              </table:table-cell>
              <table:table-cell office:value-type="float" office:value="4704">
                <text:p>4704</text:p>
              </table:table-cell>
              <table:table-cell office:value-type="float" office:value="27174">
                <text:p>27174</text:p>
              </table:table-cell>
              <table:table-cell office:value-type="float" office:value="690540">
                <text:p>690540</text:p>
              </table:table-cell>
              <table:table-cell office:value-type="float" office:value="3914710">
                <text:p>39147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151cm" svg:height="14.982cm" xlink:href=".." xlink:type="simple" chart:class="chart:line" chart:style-name="ch1">
        <chart:title svg:x="6.415cm" svg:y="0.048cm" chart:style-name="ch2">
          <text:p>Liczba odczytów/zapisów rekordów</text:p>
        </chart:title>
        <chart:legend svg:x="17.408cm" svg:y="9.926cm" style:legend-expansion="custom" chartooo:width="5.42cm" chartooo:height="2.581cm" style:legend-expansion-aspect-ratio="2.09996125532739" chart:style-name="ch3"/>
        <chart:plot-area chart:style-name="ch4" table:cell-range-address="Sheet1.A17:Sheet1.F21" chart:data-source-has-labels="both" svg:x="1.044cm" svg:y="1.362cm" svg:width="23.282cm" svg:height="12.361cm">
          <chartooo:coordinate-region svg:x="3.623cm" svg:y="1.562cm" svg:width="20.053cm" svg:height="11.514cm"/>
          <chart:axis chart:dimension="x" chart:name="primary-x" chart:style-name="ch5" chartooo:axis-type="auto">
            <chartooo:date-scale/>
            <chart:title svg:x="12.346cm" svg:y="13.886cm" chart:style-name="ch6">
              <text:p>N</text:p>
            </chart:title>
            <chart:categories table:cell-range-address="Sheet1.B17:Sheet1.F17"/>
          </chart:axis>
          <chart:axis chart:dimension="y" chart:name="primary-y" chart:style-name="ch7">
            <chart:title svg:x="0.247cm" svg:y="10.528cm" chart:style-name="ch8">
              <text:p>liczba odczytów</text:p>
            </chart:title>
            <chart:grid chart:style-name="ch9" chart:class="major"/>
          </chart:axis>
          <chart:series chart:style-name="ch10" chart:values-cell-range-address="Sheet1.B18:Sheet1.F18" chart:label-cell-address="Sheet1.A18:Sheet1.A18" chart:class="chart:line">
            <chart:data-point chart:repeated="5"/>
          </chart:series>
          <chart:series chart:style-name="ch11" chart:values-cell-range-address="Sheet1.B19:Sheet1.F19" chart:label-cell-address="Sheet1.A19:Sheet1.A19" chart:class="chart:line">
            <chart:data-point chart:repeated="5"/>
          </chart:series>
          <chart:series chart:style-name="ch12" chart:values-cell-range-address="Sheet1.B20:Sheet1.F20" chart:label-cell-address="Sheet1.A20:Sheet1.A20" chart:class="chart:line">
            <chart:data-point chart:repeated="5"/>
          </chart:series>
          <chart:series chart:style-name="ch13" chart:values-cell-range-address="Sheet1.B21:Sheet1.F21" chart:label-cell-address="Sheet1.A21:Sheet1.A2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17:Sheet1.F17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odczytów rekordów teoria</text:p>
                <draw:g>
                  <svg:desc>Sheet1.A18:Sheet1.A18</svg:desc>
                </draw:g>
              </table:table-cell>
              <table:table-cell office:value-type="float" office:value="586.961043736571">
                <text:p>586.961043736571</text:p>
                <draw:g>
                  <svg:desc>Sheet1.B18:Sheet1.F18</svg:desc>
                </draw:g>
              </table:table-cell>
              <table:table-cell office:value-type="float" office:value="127792.208747314">
                <text:p>127792.208747314</text:p>
              </table:table-cell>
              <table:table-cell office:value-type="float" office:value="759701.304670714">
                <text:p>759701.304670714</text:p>
              </table:table-cell>
              <table:table-cell office:value-type="float" office:value="19688831.3120971">
                <text:p>19688831.3120971</text:p>
              </table:table-cell>
              <table:table-cell office:value-type="float" office:value="110518182.6539">
                <text:p>110518182.6539</text:p>
              </table:table-cell>
            </table:table-row>
            <table:table-row>
              <table:table-cell office:value-type="string">
                <text:p>odczytów rekordów</text:p>
                <draw:g>
                  <svg:desc>Sheet1.A19:Sheet1.A19</svg:desc>
                </draw:g>
              </table:table-cell>
              <table:table-cell office:value-type="float" office:value="594">
                <text:p>594</text:p>
                <draw:g>
                  <svg:desc>Sheet1.B19:Sheet1.F19</svg:desc>
                </draw:g>
              </table:table-cell>
              <table:table-cell office:value-type="float" office:value="130867">
                <text:p>130867</text:p>
              </table:table-cell>
              <table:table-cell office:value-type="float" office:value="764969">
                <text:p>764969</text:p>
              </table:table-cell>
              <table:table-cell office:value-type="float" office:value="19715786">
                <text:p>19715786</text:p>
              </table:table-cell>
              <table:table-cell office:value-type="float" office:value="112440869">
                <text:p>112440869</text:p>
              </table:table-cell>
            </table:table-row>
            <table:table-row>
              <table:table-cell office:value-type="string">
                <text:p>zapisów rekordów teoria</text:p>
                <draw:g>
                  <svg:desc>Sheet1.A20:Sheet1.A20</svg:desc>
                </draw:g>
              </table:table-cell>
              <table:table-cell office:value-type="float" office:value="686.961043736571">
                <text:p>686.961043736571</text:p>
                <draw:g>
                  <svg:desc>Sheet1.B20:Sheet1.F20</svg:desc>
                </draw:g>
              </table:table-cell>
              <table:table-cell office:value-type="float" office:value="137792.208747314">
                <text:p>137792.208747314</text:p>
              </table:table-cell>
              <table:table-cell office:value-type="float" office:value="809701.304670714">
                <text:p>809701.304670714</text:p>
              </table:table-cell>
              <table:table-cell office:value-type="float" office:value="20688831.3120971">
                <text:p>20688831.3120971</text:p>
              </table:table-cell>
              <table:table-cell office:value-type="float" office:value="115518182.6539">
                <text:p>115518182.6539</text:p>
              </table:table-cell>
            </table:table-row>
            <table:table-row>
              <table:table-cell office:value-type="string">
                <text:p>zapisów rekordów</text:p>
                <draw:g>
                  <svg:desc>Sheet1.A21:Sheet1.A21</svg:desc>
                </draw:g>
              </table:table-cell>
              <table:table-cell office:value-type="float" office:value="685">
                <text:p>685</text:p>
                <draw:g>
                  <svg:desc>Sheet1.B21:Sheet1.F21</svg:desc>
                </draw:g>
              </table:table-cell>
              <table:table-cell office:value-type="float" office:value="140848">
                <text:p>140848</text:p>
              </table:table-cell>
              <table:table-cell office:value-type="float" office:value="814947">
                <text:p>814947</text:p>
              </table:table-cell>
              <table:table-cell office:value-type="float" office:value="20715758">
                <text:p>20715758</text:p>
              </table:table-cell>
              <table:table-cell office:value-type="float" office:value="117440837">
                <text:p>1174408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